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yp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Impl.getSamp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TypeImpl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ypeImpl.loadSamples( Configuration samplesParen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TypeImpl.configur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sourceTyp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.Forma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ypeImpl.getSamp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ypeImpl.getSamp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ypeImpl.getLinkAttributeX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Impl.get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ypeImpl.getFormatURI(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ypeImpl.readConfiguration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sourceTyp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